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Arial" svg:font-family="Arial, sans-serif"/>
    <style:font-face style:name="Mangal1" svg:font-family="Mangal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,BoldItalic" svg:font-family="'Times New Roman,BoldItalic'" style:font-family-generic="roman" style:font-pitch="variable"/>
    <style:font-face style:name="Times New Roman,Italic" svg:font-family="'Times New Roman,Italic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4pt" fo:language="uk" fo:country="UA" style:font-size-asian="14pt" style:font-size-complex="14pt"/>
    </style:style>
    <style:style style:name="P2" style:family="paragraph" style:parent-style-name="Text_20_body">
      <style:text-properties style:font-name="Times New Roman" fo:font-size="14pt" fo:language="uk" fo:country="UA" officeooo:paragraph-rsid="0019fd10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14pt" officeooo:paragraph-rsid="0019fd10" style:font-size-asian="14pt" style:font-size-complex="14pt"/>
    </style:style>
    <style:style style:name="P4" style:family="paragraph" style:parent-style-name="Text_20_body">
      <style:paragraph-properties fo:line-height="115%"/>
      <style:text-properties style:font-name="Times New Roman" fo:font-size="14pt" officeooo:paragraph-rsid="0019fd10" style:font-size-asian="14pt" style:font-size-complex="14pt"/>
    </style:style>
    <style:style style:name="P5" style:family="paragraph" style:parent-style-name="Text_20_body">
      <style:text-properties style:font-name="Times New Roman" fo:font-size="14pt" officeooo:paragraph-rsid="0019fd10" style:font-size-asian="14pt" style:font-size-complex="14pt"/>
    </style:style>
    <style:style style:name="T1" style:family="text">
      <style:text-properties style:font-name="Times New Roman,Bold" fo:font-size="26pt" fo:font-weight="bold" style:font-size-asian="26pt" style:font-weight-asian="bold"/>
    </style:style>
    <style:style style:name="T2" style:family="text">
      <style:text-properties style:font-name="Times New Roman,Bold" fo:font-size="32pt" fo:language="ru" fo:country="RU" fo:font-weight="bold" officeooo:rsid="00199790" style:font-size-asian="32pt" style:font-weight-asian="bold" style:font-size-complex="32pt"/>
    </style:style>
    <style:style style:name="T3" style:family="text">
      <style:text-properties style:font-name="Times New Roman,Bold" fo:font-size="32pt" fo:language="uk" fo:country="UA" fo:font-weight="bold" officeooo:rsid="0019fd10" style:font-size-asian="32pt" style:font-weight-asian="bold" style:font-size-complex="32pt"/>
    </style:style>
    <style:style style:name="T4" style:family="text">
      <style:text-properties style:font-name="Times New Roman,Bold" fo:language="ru" fo:country="RU" fo:font-weight="bold" officeooo:rsid="00199790" style:font-weight-asian="bold"/>
    </style:style>
    <style:style style:name="T5" style:family="text">
      <style:text-properties style:font-name="Times New Roman,Bold" fo:language="uk" fo:country="UA" fo:font-weight="bold" officeooo:rsid="0019fd10" style:font-weight-asian="bold"/>
    </style:style>
    <style:style style:name="T6" style:family="text">
      <style:text-properties style:font-name="Times New Roman,Bold" fo:font-weight="bold" style:font-weight-asian="bold"/>
    </style:style>
    <style:style style:name="T7" style:family="text">
      <style:text-properties fo:language="uk" fo:country="UA"/>
    </style:style>
    <style:style style:name="T8" style:family="text">
      <style:text-properties fo:language="uk" fo:country="UA" fo:font-weight="bold"/>
    </style:style>
    <style:style style:name="T9" style:family="text">
      <style:text-properties fo:language="uk" fo:country="UA" fo:font-weight="bold" style:font-weight-asian="bold" style:font-weight-complex="bold"/>
    </style:style>
    <style:style style:name="T10" style:family="text">
      <style:text-properties fo:language="uk" fo:country="UA" fo:font-weight="bold" officeooo:rsid="0019fd10" style:font-weight-asian="bold"/>
    </style:style>
    <style:style style:name="T11" style:family="text">
      <style:text-properties fo:language="uk" fo:country="UA" officeooo:rsid="0019fd10"/>
    </style:style>
    <style:style style:name="T12" style:family="text">
      <style:text-properties fo:color="#000000" style:font-name="Arial" fo:font-size="16pt" fo:language="ru" fo:country="RU" fo:font-weight="bold" officeooo:rsid="00199790" fo:background-color="#ffffff" loext:char-shading-value="0" style:font-size-asian="26pt" style:font-weight-asian="bold" style:font-size-complex="14pt" style:font-weight-complex="normal"/>
    </style:style>
    <style:style style:name="T13" style:family="text">
      <style:text-properties fo:color="#000000" style:font-name="Arial" fo:language="ru" fo:country="RU" fo:font-weight="bold" officeooo:rsid="00199790" fo:background-color="#ffffff" loext:char-shading-value="0" style:font-weight-asian="bold" style:font-weight-complex="normal"/>
    </style:style>
    <style:style style:name="T14" style:family="text">
      <style:text-properties fo:font-size="32pt" fo:language="ru" fo:country="RU" fo:font-weight="bold" officeooo:rsid="00199790" style:font-size-asian="32pt" style:font-weight-asian="bold" style:font-size-complex="32pt"/>
    </style:style>
    <style:style style:name="T15" style:family="text">
      <style:text-properties fo:font-size="32pt" fo:language="uk" fo:country="UA" fo:font-weight="bold" officeooo:rsid="0019fd10" style:font-size-asian="32pt" style:font-weight-asian="bold" style:font-size-complex="32pt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9fd10" style:font-weight-asian="bold" style:font-weight-complex="bold"/>
    </style:style>
    <style:style style:name="T19" style:family="text">
      <style:text-properties officeooo:rsid="0019fd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10.</text:span><text:span text:style-name="T15">4 </text:span><text:span text:style-name="T10">Пасивні засоби. </text:span><text:span text:style-name="T8">Звукове ізолювання приміщень. </text:span><text:span text:style-name="T7">Звукове ізолювання провадиться з ціллю виключення перехоплення інформації по прямим акустичним каналам (щілини, вікна, двері, вентиляція та ін.) та вібраційному каналу (через загороджуючі конструкції, труби водяного, газового постачання та каналізації та ін.).</text:span></text:p>
      <text:p text:style-name="P4"><text:span text:style-name="T9">Найслабкішим звукоізолюючим елементом</text:span><text:span text:style-name="T7"> приміщень є </text:span><text:span text:style-name="T9">вікна</text:span><text:span text:style-name="T7"> і </text:span><text:span text:style-name="T9">двері</text:span><text:span text:style-name="T7">. Перш за все, вони мають менші, у зрівнянні з стінами та перекриттями, поверхневу щільність та важкогерметизуйомі щілини. Стандартні двері не задовольняють вимогам захищеності. Для захисту інформації в особливо важливих приміщеннях використовуються </text:span><text:span text:style-name="T9">тамбури</text:span><text:span text:style-name="T7"> та </text:span><text:span text:style-name="T9">спеціальні двері</text:span><text:span text:style-name="T7"> з підвищеною звуковою ізоляцією. Щілини заповнюють спеціальним лаком з провідністю. </text:span><text:span text:style-name="T9">Підвищення звукоізоляції досягається</text:span><text:span text:style-name="T7">, також, за рахунок введення звукопоглинаючих загорож (з одним прошарком, або багатопрошаркових – повітря та/або мінеральна вата), котрі розташовані в глибині стінок та перекриттів. <text:s/></text:span><text:span text:style-name="T9">Для стелі</text:span><text:span text:style-name="T7"> використовують підвісні засоби. </text:span><text:span text:style-name="T9">Для підлоги</text:span><text:span text:style-name="T7"> прорезинений прошарок. </text:span><text:span text:style-name="T9">Вікна</text:span><text:span text:style-name="T7"> використовуються </text:span><text:span text:style-name="T9">багатокамерні</text:span><text:span text:style-name="T7">. Для вікон та інших скляних поверхонь використовують спеціальне напилення. Щілини заповнюються резиною.</text:span></text:p>
      <text:p text:style-name="P4"><text:span text:style-name="T8">Активні засоби</text:span> <text:span text:style-name="T7">використовують тільки тоді коли пасивних недостатньо. <text:s/></text:span><text:span text:style-name="T9">Акустичне зашумлення</text:span><text:span text:style-name="T7"> – обємне (лінійне - це зашумлення проводів, обємне це в просторі напр. в кімнаті) </text:span><text:span text:style-name="T9">Елемент активного захисту</text:span><text:span text:style-name="T7"> складається з </text:span><text:span text:style-name="T9">шумогенератора</text:span><text:span text:style-name="T7"> і </text:span><text:span text:style-name="T9">антени. </text:span><text:span text:style-name="T7">Шумогенератори підключають до сторонніх провідників (вентиляція, опалення, скло у вікнах, неекрановані підлога, стіни і стеля) </text:span></text:p>
      <text:p text:style-name="P1"><text:span text:style-name="T17">На вікна ставлять вібродатчики</text:span></text:p>
      <text:p text:style-name="P2">-<text:span text:style-name="T17">пєзоелектричні </text:span>(використовують <text:span text:style-name="T16">обратный</text:span> ефект)<text:span text:style-name="T19">(+ широкополосність, </text:span>+ енергоефективність, -низька потужність і мала площа покриття(до 2 кв м), -руйнування кварцу, -паразитний резонанс скла<text:span text:style-name="T19">)</text:span></text:p>
      <text:p text:style-name="P2">-<text:span text:style-name="T18">е</text:span><text:span text:style-name="T17">лектромагнітні </text:span>(динамік без дифузора)<text:span text:style-name="T19">(+ велика потужність. (сотні Вт)</text:span></text:p>
      <text:p text:style-name="P2">+ можна використовувати не тільки для вікон а і для інших поверхонь, віброакустичних каналів,+ радіус перекриття більше 1,5 кв м,<text:span text:style-name="T19">-паразитний канал витоку інформації (електромагнітний))</text:span></text:p>
      <text:p text:style-name="P5"><text:span text:style-name="T7">-</text:span><text:span text:style-name="T9">магнітодинамічні</text:span><text:span text:style-name="T7"> (2 індуктивності вкладені одна в одну)</text:span><text:span text:style-name="T11">( + широкополосні, </text:span><text:span text:style-name="T7">+ велика потужність, + енергоефективність,+ не утворюється паразитний канал, -висока вартість, - низькочастотний гуркіт</text:span><text:span text:style-name="T1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Arial" svg:font-family="Arial, sans-serif"/>
    <style:font-face style:name="Mangal1" svg:font-family="Mangal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,BoldItalic" svg:font-family="'Times New Roman,BoldItalic'" style:font-family-generic="roman" style:font-pitch="variable"/>
    <style:font-face style:name="Times New Roman,Italic" svg:font-family="'Times New Roman,Italic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20:49:19.107000000</meta:creation-date>
    <dc:date>2015-07-10T21:14:24.929000000</dc:date>
    <meta:editing-duration>PT25M5S</meta:editing-duration>
    <meta:editing-cycles>3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8" meta:word-count="266" meta:character-count="2206" meta:non-whitespace-character-count="1943"/>
  </office:meta>
</office:document-meta>
</file>